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fbdf" officeooo:paragraph-rsid="0014fbdf"/>
    </style:style>
    <style:style style:name="P2" style:family="paragraph" style:parent-style-name="Standard">
      <style:text-properties officeooo:paragraph-rsid="0014fbdf"/>
    </style:style>
    <style:style style:name="P3" style:family="paragraph" style:parent-style-name="Standard">
      <style:text-properties officeooo:rsid="00168b73" officeooo:paragraph-rsid="00168b73"/>
    </style:style>
    <style:style style:name="P4" style:family="paragraph" style:parent-style-name="Standard">
      <style:text-properties officeooo:paragraph-rsid="00168b73"/>
    </style:style>
    <style:style style:name="P5" style:family="paragraph" style:parent-style-name="Standard">
      <style:text-properties officeooo:rsid="001af77f" officeooo:paragraph-rsid="001af77f"/>
    </style:style>
    <style:style style:name="T1" style:family="text">
      <style:text-properties officeooo:rsid="0014fbdf"/>
    </style:style>
    <style:style style:name="T2" style:family="text">
      <style:text-properties officeooo:rsid="00168b73"/>
    </style:style>
    <style:style style:name="T3" style:family="text">
      <style:text-properties officeooo:rsid="001b77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tion:</text:p>
      <text:p text:style-name="P4"><text:span text:style-name="T2">(from “</text:span>Personality and Subjective Well-Being: Evidence from South Korea”<text:span text:style-name="T2">)</text:span></text:p>
      <text:p text:style-name="P3">The five dimensions of personality are Extraversion, Agreeableness, Conscientiousness, Emotional Stability (sometimes referred to by its inverse, Neuroticism), and Openness (to Experience): Extraversion involves the degree to which an individual is energetic, is outgoing, and experiences positive emotion; Agreeableness refers to the degree to which an individual is warm, sympathetic, cooperative, and gets along well with others; Conscientiousness involves the degree to which an individual is well-organized, punctual, and dependable; Emotional Stability means the degree to which an individual is worry-free, is immune to stress, and is less prone to negative (‘‘blue’’) affect; and Openness refers to the degree to which an individual is open-minded, creative and aesthetic (Funder and Fast 2010, p. 679).</text:p>
      <text:p text:style-name="Standard"/>
      <text:p text:style-name="P5">Methods:</text:p>
      <text:p text:style-name="Standard">Write a Spark program that implements a simple “People You Might <text:span text:style-name="T2">[Like to]</text:span> Know” </text:p>
      <text:p text:style-name="Standard">network <text:span text:style-name="T2">team member</text:span> recommendation algorithm. The key idea is that if two people have a</text:p>
      <text:p text:style-name="Standard"><text:span text:style-name="T2">compatible personality</text:span>, then the system should recommend that they connect with each</text:p>
      <text:p text:style-name="Standard">other.</text:p>
      <text:p text:style-name="Standard"/>
      <text:p text:style-name="Standard">Input:</text:p>
      <text:p text:style-name="P1">The input is a Google BigQuery (GBQ) table in the format:</text:p>
      <text:p text:style-name="P1">Field name<text:tab/><text:tab/><text:tab/>Type<text:tab/><text:tab/>Mode</text:p>
      <text:p text:style-name="P1">uuid<text:tab/><text:tab/><text:tab/><text:tab/>INTEGER<text:tab/>REQUIRED<text:tab/></text:p>
      <text:p text:style-name="P1">dateload<text:tab/><text:tab/><text:tab/>TIMESTAMP<text:tab/>NULLABLE<text:tab/></text:p>
      <text:p text:style-name="P1">IPC<text:tab/><text:tab/><text:tab/><text:tab/>INTEGER<text:tab/>NULLABLE<text:tab/></text:p>
      <text:p text:style-name="P1">country<text:tab/><text:tab/><text:tab/>STRING<text:tab/>NULLABLE<text:tab/></text:p>
      <text:p text:style-name="P1">lat_appx_lots_of_err<text:tab/><text:tab/>STRING<text:tab/>NULLABLE<text:tab/></text:p>
      <text:p text:style-name="P1">long_appx_lots_of_err<text:tab/>STRING<text:tab/>NULLABLE<text:tab/></text:p>
      <text:p text:style-name="P1">AGR<text:tab/><text:tab/><text:tab/><text:tab/>FLOAT<text:tab/>NULLABLE<text:tab/></text:p>
      <text:p text:style-name="P1">EST<text:tab/><text:tab/><text:tab/><text:tab/>FLOAT<text:tab/>NULLABLE<text:tab/></text:p>
      <text:p text:style-name="P1">OPN<text:tab/><text:tab/><text:tab/><text:tab/>FLOAT<text:tab/>NULLABLE<text:tab/></text:p>
      <text:p text:style-name="P1">EXT<text:tab/><text:tab/><text:tab/><text:tab/>FLOAT<text:tab/>NULLABLE<text:tab/></text:p>
      <text:p text:style-name="P1">CSN<text:tab/><text:tab/><text:tab/><text:tab/>FLOAT<text:tab/>NULLABLE<text:tab/></text:p>
      <text:p text:style-name="P1">EXT_Q<text:tab/><text:tab/><text:tab/>INTEGER<text:tab/>NULLABLE<text:tab/></text:p>
      <text:p text:style-name="P1">AGR_Q<text:tab/><text:tab/><text:tab/>INTEGER<text:tab/>NULLABLE<text:tab/></text:p>
      <text:p text:style-name="P1">CSN_Q<text:tab/><text:tab/><text:tab/>INTEGER<text:tab/>NULLABLE<text:tab/></text:p>
      <text:p text:style-name="P1">OPN_Q<text:tab/><text:tab/><text:tab/>INTEGER<text:tab/>NULLABLE<text:tab/></text:p>
      <text:p text:style-name="P1">EST_Q<text:tab/><text:tab/><text:tab/>INTEGER<text:tab/>NULLABLE<text:tab/></text:p>
      <text:p text:style-name="P1">goals<text:tab/><text:tab/><text:tab/><text:tab/>RECORD<text:tab/>NULLABLE<text:tab/></text:p>
      <text:p text:style-name="P1"><text:s text:c="3"/>goals. list<text:tab/><text:tab/><text:tab/>RECORD<text:tab/>REPEATED<text:tab/></text:p>
      <text:p text:style-name="P1"><text:s text:c="5"/>goals.list. element<text:tab/><text:tab/>STRING<text:tab/>NULLABLE<text:tab/></text:p>
      <text:p text:style-name="Standard"/>
      <text:p text:style-name="Standard"><text:span text:style-name="T1">To create a simple, single layer network, the GBQ table should be transformed into an </text:span>adjacency list <text:span text:style-name="T1">with</text:span> multiple lines in the following format:</text:p>
      <text:p text:style-name="Standard">&lt;<text:span text:style-name="T1">User</text:span>&gt; &lt;TAB&gt; &lt;<text:span text:style-name="T1">Personality</text:span>&gt;</text:p>
      <text:p text:style-name="Standard"/>
      <text:p text:style-name="Standard">Here, &lt;User&gt; is a unique <text:span text:style-name="T1">user</text:span> ID <text:span text:style-name="T1">(i.e., “uuid”)</text:span> corresponding to a unique user and &lt;<text:span text:style-name="T1">Personality</text:span>&gt; is a</text:p>
      <text:p text:style-name="P2"><text:span text:style-name="T3">vector of</text:span> <text:span text:style-name="T1">personality quintile scores representing the personality of that user. (</text:span>… <text:span text:style-name="T1">or</text:span> corresponding to the <text:span text:style-name="T1">users with compatible personalities</text:span> of the user with the</text:p>
      <text:p text:style-name="Standard">unique ID &lt;User&gt;. Note that the friendships are mutual (i.e., edges are undirected): if A</text:p>
      <text:p text:style-name="Standard"><text:soft-page-break/>is friend with B then B is also friend with A. The data provided is consistent with that rule</text:p>
      <text:p text:style-name="Standard">as there is an explicit entry for each side of each ed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09:40:05.916792841</meta:creation-date>
    <dc:date>2020-04-02T08:21:54.651437936</dc:date>
    <meta:editing-duration>PT11M1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358" meta:character-count="2440" meta:non-whitespace-character-count="2046"/>
  </office:meta>
</office:document-meta>
</file>